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width="true" fo:min-height="0.632cm" fo:min-width="9.277cm"/>
    </style:style>
    <style:style style:name="gr2" style:family="graphic" style:parent-style-name="standard">
      <style:graphic-properties draw:stroke="none" draw:fill="none" draw:fill-color="#ffffff" draw:auto-grow-width="true" fo:min-height="0.395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455cm"/>
    </style:style>
    <style:style style:name="gr4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99ffcc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center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/>
    </style:style>
    <style:style style:name="gr11" style:family="graphic" style:parent-style-name="objectwithoutfill">
      <style:graphic-properties svg:stroke-color="#000000" draw:marker-end="Arrow" draw:marker-end-width="0.3cm" draw:fill="none"/>
    </style:style>
    <style:style style:name="gr1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objectwithoutfill">
      <style:graphic-properties draw:marker-end="Arrow" draw:marker-end-width="0.3cm" draw:fill="none" draw:textarea-horizontal-align="left" draw:textarea-vertical-align="top" fo:padding-left="0.102cm" fo:padding-right="0.102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marker-end="Arrow" draw:marker-end-width="0.3cm" draw:fill="none" draw:textarea-vertical-align="botto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602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 fo:padding-right="0.254cm"/>
    </style:style>
    <style:style style:name="gr24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19cm"/>
    </style:style>
    <style:style style:name="gr26" style:family="graphic" style:parent-style-name="objectwithoutfill">
      <style:graphic-properties draw:marker-end="Arrow" draw:marker-end-width="0.3cm" draw:fill="none" draw:textarea-vertical-align="bottom" draw:fontwork-style="rotate" draw:fontwork-distance="0.127cm" draw:fontwork-start="0cm" draw:fontwork-mirror="true" draw:fontwork-shadow-offset-x="0cm" draw:fontwork-shadow-offset-y="0cm"/>
    </style:style>
    <style:style style:name="gr27" style:family="graphic" style:parent-style-name="objectwithoutfill">
      <style:graphic-properties draw:marker-end="Arrow" draw:marker-end-width="0.3cm" draw:fill="none" draw:fontwork-style="rotate" draw:fontwork-distance="0.127cm" draw:fontwork-start="0cm" draw:fontwork-shadow-offset-x="0cm" draw:fontwork-shadow-offset-y="0cm"/>
    </style:style>
    <style:style style:name="P1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style="italic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style="italic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style="italic" style:font-size-asian="12pt" style:font-size-complex="12pt"/>
    </style:style>
    <style:style style:name="T6" style:family="text">
      <style:text-properties fo:font-size="12pt" fo:language="pt" fo:country="BR" fo:font-style="italic" style:font-size-asian="12pt" style:font-size-complex="12pt"/>
    </style:style>
    <style:style style:name="T7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style="italic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pt" fo:country="BR" style:font-size-asian="12pt" style:font-size-complex="12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2pt" fo:language="pt" fo:country="BR" fo:font-style="italic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4.955cm" svg:height="0.882cm" svg:x="8.318cm" svg:y="1.689cm">
          <draw:text-box>
            <text:p text:style-name="P2"><text:span text:style-name="T4">Pedido de Cliente</text:span></text:p>
          </draw:text-box>
        </draw:frame>
        <draw:custom-shape draw:style-name="gr4" draw:text-style-name="P4" xml:id="id1" draw:id="id1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2" draw:id="id2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3" draw:id="id3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1" draw:start-glue-point="5" draw:end-shape="id2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1" draw:start-glue-point="6" draw:end-shape="id3" svg:d="M10796 4075v2513h4999v1397">
          <text:p/>
        </draw:connector>
        <draw:custom-shape draw:style-name="gr7" draw:text-style-name="P4" xml:id="id4" draw:id="id4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2" draw:start-glue-point="6" draw:end-shape="id4" svg:d="M4685 6769v1019h3583">
          <text:p/>
        </draw:connector>
        <draw:custom-shape draw:style-name="gr8" draw:text-style-name="P4" xml:id="id5" draw:id="id5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" draw:start-glue-point="6" draw:end-shape="id5" draw:end-glue-point="4" svg:d="M10796 8233v725h-1v726">
          <text:p/>
        </draw:connector>
        <draw:custom-shape draw:style-name="gr7" draw:text-style-name="P4" xml:id="id6" draw:id="id6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5" draw:start-glue-point="5" draw:end-shape="id6" draw:end-glue-point="4" svg:d="M8763 11185h-1667v1482">
          <text:p text:style-name="P6"><text:span text:style-name="T7">Ok</text:span></text:p>
        </draw:connector>
        <draw:custom-shape draw:style-name="gr7" draw:text-style-name="P4" xml:id="id7" draw:id="id7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5" draw:start-glue-point="7" draw:end-shape="id7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7" draw:start-glue-point="5" draw:end-shape="id6" draw:end-glue-point="7" svg:d="M13711 13239h-4329">
          <text:p/>
        </draw:connector>
        <draw:custom-shape draw:style-name="gr5" draw:text-style-name="P4" xml:id="id8" draw:id="id8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9.801cm" svg:y2="16.988cm" draw:start-shape="id6" draw:start-glue-point="6" draw:end-shape="id8" draw:end-glue-point="5" svg:d="M7096 13810v3178h2705">
          <text:p/>
        </draw:connector>
        <draw:custom-shape draw:style-name="gr12" draw:text-style-name="P10" xml:id="id9" draw:id="id9" draw:layer="layout" svg:width="3.175cm" svg:height="2.54cm" svg:x="4.245cm" svg:y="18.05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svg:x1="14.056cm" svg:y1="18.485cm" svg:x2="7.42cm" svg:y2="19.323cm" draw:start-shape="id8" draw:start-glue-point="6" draw:end-shape="id9" draw:end-glue-point="7" svg:d="M14056 18485v838h-6636">
          <text:p/>
        </draw:connector>
        <draw:custom-shape draw:style-name="gr14" draw:text-style-name="P2" xml:id="id10" draw:id="id10" draw:layer="layout" svg:width="2.159cm" svg:height="1.905cm" svg:x="1.016cm" svg:y="21.366cm">
          <text:p text:style-name="P2"><text:span text:style-name="T6">Emissão</text:span><text:span text:style-name="T5"> </text:span></text:p>
          <text:p text:style-name="P2"><text:span text:style-name="T5">De</text:span></text:p>
          <text:p text:style-name="P2"><text:span text:style-name="T5">Boleto(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0" draw:layer="layout" svg:x1="4.245cm" svg:y1="19.323cm" svg:x2="2.096cm" svg:y2="21.366cm" draw:start-shape="id9" draw:start-glue-point="5" draw:end-shape="id10" draw:end-glue-point="4" svg:d="M4245 19323h-2149v2043">
          <text:p text:style-name="P2"><text:span text:style-name="T9">Parcelado</text:span></text:p>
        </draw:connector>
        <draw:custom-shape draw:style-name="gr14" draw:text-style-name="P10" xml:id="id11" draw:id="id11" draw:layer="layout" svg:width="2.794cm" svg:height="1.905cm" svg:x="6.749cm" svg:y="21.32cm">
          <text:p text:style-name="P2"><text:span text:style-name="T10">Confirmação</text:span></text:p>
          <text:p text:style-name="P2"><text:span text:style-name="T9">De</text:span></text:p>
          <text:p text:style-name="P2"><text:span text:style-name="T9">Pagamen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0" draw:layer="layout" svg:x1="5.833cm" svg:y1="20.593cm" svg:x2="6.749cm" svg:y2="22.272cm" draw:start-shape="id9" draw:start-glue-point="6" draw:end-shape="id11" svg:d="M5833 20593v1679h916">
          <text:p text:style-name="P2"><text:span text:style-name="T9">A Vista/</text:span><text:span text:style-name="T10">Cartão</text:span></text:p>
        </draw:connector>
        <draw:custom-shape draw:style-name="gr17" draw:text-style-name="P10" xml:id="id12" draw:id="id12" draw:layer="layout" svg:width="5.08cm" svg:height="1.016cm" svg:x="12.43cm" svg:y="21.751cm">
          <text:p text:style-name="P2"><text:span text:style-name="T10">Criação</text:span><text:span text:style-name="T9"> de Romane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13" draw:id="id13" draw:layer="layout" svg:width="4.826cm" svg:height="1.143cm" svg:x="12.554cm" svg:y="25.257cm">
          <text:p text:style-name="P2"><text:span text:style-name="T9">Entreg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line-skew="1.358cm 3.357cm -0.311cm" svg:x1="2.096cm" svg:y1="23.159cm" svg:x2="14.97cm" svg:y2="21.751cm" draw:start-shape="id10" draw:start-glue-point="6" draw:end-shape="id12" draw:end-glue-point="4" svg:d="M2096 23159v1971h9064v-4191h3810v812">
          <text:p/>
        </draw:connector>
        <draw:connector draw:style-name="gr13" draw:text-style-name="P2" draw:layer="layout" draw:line-skew="0.18cm -0.311cm" svg:x1="9.543cm" svg:y1="22.273cm" svg:x2="14.97cm" svg:y2="21.751cm" draw:start-shape="id11" draw:start-glue-point="7" draw:end-shape="id12" draw:end-glue-point="4" svg:d="M9543 22273h1624v-1334h3803v812">
          <text:p/>
        </draw:connector>
        <draw:connector draw:style-name="gr13" draw:text-style-name="P2" draw:layer="layout" svg:x1="14.97cm" svg:y1="22.767cm" svg:x2="14.967cm" svg:y2="25.257cm" draw:start-shape="id12" draw:start-glue-point="6" draw:end-shape="id13" draw:end-glue-point="4" svg:d="M14970 22767v1245h-3v1245">
          <text:p/>
        </draw:connector>
        <draw:custom-shape draw:style-name="gr19" draw:text-style-name="P10" xml:id="id14" draw:id="id14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1" draw:start-glue-point="7" draw:end-shape="id14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14" draw:start-glue-point="6" draw:end-shape="id1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3" draw:start-glue-point="5" draw:end-shape="id5" draw:end-glue-point="4" svg:d="M14335 8811l-3540 873">
          <text:p/>
        </draw:connector>
      </draw:page>
      <draw:page draw:name="page2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1" draw:text-style-name="P3" draw:layer="layout" svg:width="7.809cm" svg:height="0.882cm" svg:x="6.891cm" svg:y="1.689cm">
          <draw:text-box>
            <text:p text:style-name="P2"><text:span text:style-name="T4">Pedido de Cliente Cancelado</text:span></text:p>
          </draw:text-box>
        </draw:frame>
        <draw:custom-shape draw:style-name="gr4" draw:text-style-name="P4" xml:id="id15" draw:id="id15" draw:layer="layout" svg:width="5.207cm" svg:height="1.108cm" svg:x="8.192cm" svg:y="3.067cm">
          <text:p text:style-name="P2"><text:span text:style-name="T5">Cancelar NF Inte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xml:id="id17" draw:id="id17" draw:layer="layout" svg:width="5.055cm" svg:height="1.129cm" svg:x="8.268cm" svg:y="5.804cm">
          <text:p text:style-name="P2"><text:span text:style-name="T5">Cancelar Nfe Sefa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23" draw:id="id23" draw:layer="layout" svg:width="3.175cm" svg:height="2.54cm" svg:x="9.208cm" svg:y="14.843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24" draw:id="id24" draw:layer="layout" svg:width="4.826cm" svg:height="2.54cm" svg:x="1.889cm" svg:y="20.05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4" xml:id="id16" draw:id="id16" draw:layer="layout" svg:width="5.099cm" svg:height="1.651cm" svg:x="0.981cm" svg:y="4.856cm">
          <text:p text:style-name="P12"><text:span text:style-name="T11">Pedido Excluido</text:span></text:p>
          <text:p text:style-name="P12"><text:span text:style-name="T11">Produto </text:span><text:span text:style-name="T12">Disponível</text:span></text:p>
          <text:p text:style-name="P2"><text:span text:style-name="T5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2" draw:layer="layout" svg:x1="8.192cm" svg:y1="3.621cm" svg:x2="3.53cm" svg:y2="4.856cm" draw:start-shape="id15" draw:start-glue-point="5" draw:end-shape="id16" draw:end-glue-point="0" svg:d="M8192 3621h-4662v1235">
          <text:p/>
        </draw:connector>
        <draw:connector draw:style-name="gr13" draw:text-style-name="P2" draw:layer="layout" svg:x1="10.796cm" svg:y1="4.175cm" svg:x2="10.796cm" svg:y2="5.804cm" draw:start-shape="id15" draw:start-glue-point="6" draw:end-shape="id17" draw:end-glue-point="4" svg:d="M10796 4175v1629">
          <text:p/>
        </draw:connector>
        <draw:custom-shape draw:style-name="gr14" draw:text-style-name="P13" xml:id="id18" draw:id="id18" draw:layer="layout" svg:width="7.366cm" svg:height="2.032cm" svg:x="7.112cm" svg:y="9.636cm">
          <text:p text:style-name="P2"><text:span text:style-name="T6">Impressão</text:span><text:span text:style-name="T5"> Protocolo De Consulta NFe</text:span></text:p>
          <text:p text:style-name="P2"><text:span text:style-name="T5">Via Sefaz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0.796cm" svg:y1="6.933cm" svg:x2="10.795cm" svg:y2="9.636cm" draw:start-shape="id17" draw:start-glue-point="6" draw:end-shape="id18" draw:end-glue-point="4" svg:d="M10796 6933v1352h-1v1351">
          <text:p/>
        </draw:connector>
        <draw:custom-shape draw:style-name="gr14" draw:text-style-name="P13" xml:id="id19" draw:id="id19" draw:layer="layout" svg:width="2.94cm" svg:height="1.905cm" svg:x="2.332cm" svg:y="12.484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3" xml:id="id20" draw:id="id20" draw:layer="layout" svg:width="2.94cm" svg:height="1.905cm" svg:x="15.859cm" svg:y="12.43cm">
          <text:p text:style-name="P2"><text:span text:style-name="T5">NFe Original</text:span></text:p>
          <text:p text:style-name="P2"><text:span text:style-name="T5">Protocolo </text:span></text:p>
          <text:p text:style-name="P2"><text:span text:style-name="T5">Via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7.112cm" svg:y1="10.652cm" svg:x2="3.802cm" svg:y2="12.484cm" draw:start-shape="id18" draw:start-glue-point="5" draw:end-shape="id19" draw:end-glue-point="4" svg:d="M7112 10652h-3310v1832">
          <text:p/>
        </draw:connector>
        <draw:connector draw:style-name="gr13" draw:text-style-name="P2" draw:layer="layout" svg:x1="14.478cm" svg:y1="10.652cm" svg:x2="17.329cm" svg:y2="12.43cm" draw:start-shape="id18" draw:start-glue-point="7" draw:end-shape="id20" draw:end-glue-point="4" svg:d="M14478 10652h2851v1778">
          <text:p/>
        </draw:connector>
        <draw:custom-shape draw:style-name="gr17" draw:text-style-name="P10" xml:id="id21" draw:id="id21" draw:layer="layout" svg:width="3.406cm" svg:height="1.049cm" svg:x="2.1cm" svg:y="16.24cm">
          <text:p text:style-name="P2"><text:span text:style-name="T9">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3.802cm" svg:y1="14.277cm" svg:x2="3.803cm" svg:y2="16.24cm" draw:start-shape="id19" draw:start-glue-point="6" draw:end-shape="id21" draw:end-glue-point="4" svg:d="M3802 14277v1037h1v926">
          <text:p/>
        </draw:connector>
        <draw:custom-shape draw:style-name="gr17" draw:text-style-name="P10" xml:id="id22" draw:id="id22" draw:layer="layout" svg:width="5.642cm" svg:height="1.146cm" svg:x="14.524cm" svg:y="16.113cm">
          <text:p text:style-name="P2"><text:span text:style-name="T9">Arquivamento Interno Tem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svg:x1="17.329cm" svg:y1="14.223cm" svg:x2="17.345cm" svg:y2="16.113cm" draw:start-shape="id20" draw:start-glue-point="6" draw:end-shape="id22" draw:end-glue-point="4" svg:d="M17329 14223v1001h16v889">
          <text:p/>
        </draw:connector>
        <draw:connector draw:style-name="gr13" draw:text-style-name="P2" draw:layer="layout" svg:x1="10.795cm" svg:y1="11.548cm" svg:x2="10.795cm" svg:y2="14.843cm" draw:start-shape="id18" draw:start-glue-point="6" draw:end-shape="id23" svg:d="M10795 11548v3295">
          <text:p/>
        </draw:connector>
        <draw:custom-shape draw:style-name="gr18" draw:text-style-name="P10" xml:id="id25" draw:id="id25" draw:layer="layout" svg:width="4.826cm" svg:height="2.502cm" svg:x="8.382cm" svg:y="22.628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26" draw:id="id26" draw:layer="layout" svg:width="4.826cm" svg:height="2.54cm" svg:x="14.543cm" svg:y="20.05cm">
          <text:p text:style-name="P2"><text:span text:style-name="T9">Cancelamento</text:span></text:p>
          <text:p text:style-name="P2"><text:span text:style-name="T9">Da </text:span><text:span text:style-name="T10">Cobranç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9.208cm" svg:y1="16.113cm" svg:x2="4.302cm" svg:y2="20.05cm" draw:start-shape="id23" draw:start-glue-point="5" draw:end-shape="id24" draw:end-glue-point="4" svg:d="M9208 16113l-4906 3937">
          <text:p/>
        </draw:connector>
        <draw:connector draw:style-name="gr13" draw:text-style-name="P2" draw:layer="layout" draw:type="line" svg:x1="10.796cm" svg:y1="17.383cm" svg:x2="10.795cm" svg:y2="22.628cm" draw:start-shape="id23" draw:start-glue-point="6" draw:end-shape="id25" svg:d="M10796 17383l-1 5245">
          <text:p/>
        </draw:connector>
        <draw:connector draw:style-name="gr13" draw:text-style-name="P2" draw:layer="layout" draw:type="line" svg:x1="12.383cm" svg:y1="16.113cm" svg:x2="16.956cm" svg:y2="20.05cm" draw:start-shape="id23" draw:start-glue-point="7" draw:end-shape="id26" draw:end-glue-point="4" svg:d="M12383 16113l4573 3937">
          <text:p/>
        </draw:connector>
      </draw:page>
      <draw:page draw:name="page3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lt; 24hrs</text:span></text:p>
          </draw:text-box>
        </draw:frame>
        <draw:custom-shape draw:style-name="gr4" draw:text-style-name="P4" xml:id="id27" draw:id="id27" draw:layer="layout" svg:width="6.397cm" svg:height="1.108cm" svg:x="7.597cm" svg:y="3.067cm">
          <text:p text:style-name="P2"><text:span text:style-name="T5">Produtos Voltam ao Deposit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32" draw:id="id32" draw:layer="layout" svg:width="5.08cm" svg:height="1.016cm" svg:x="14.373cm" svg:y="15.457cm">
          <text:p text:style-name="P2"><text:span text:style-name="T9">Retorno ao Esto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0" xml:id="id33" draw:id="id33" draw:layer="layout" svg:width="6.239cm" svg:height="1.27cm" svg:x="6.969cm" svg:y="20.04cm">
          <text:p text:style-name="P2"><text:span text:style-name="T9">Cancelamento Do Pedid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3" xml:id="id28" draw:id="id28" draw:layer="layout" svg:width="2.94cm" svg:height="2.159cm" svg:x="9.325cm" svg:y="5.626cm">
          <text:p text:style-name="P2"><text:span text:style-name="T5">Retorno</text:span></text:p>
          <text:p text:style-name="P2"><text:span text:style-name="T5">de </text:span></text:p>
          <text:p text:style-name="P2"><text:span text:style-name="T5">NF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0" xml:id="id29" draw:id="id29" draw:layer="layout" svg:width="3.937cm" svg:height="3.048cm" svg:x="8.827cm" svg:y="9.128cm">
          <text:p text:style-name="P2"><text:span text:style-name="T10">Inspeç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5cm" svg:y2="5.626cm" draw:start-shape="id27" draw:start-glue-point="6" draw:end-shape="id28" draw:end-glue-point="4" svg:d="M10796 4175l-1 1451">
          <text:p/>
        </draw:connector>
        <draw:connector draw:style-name="gr15" draw:text-style-name="P10" draw:layer="layout" svg:x1="8.827cm" svg:y1="10.652cm" svg:x2="4.466cm" svg:y2="12.43cm" draw:start-shape="id29" draw:start-glue-point="5" draw:end-shape="id30" draw:end-glue-point="4" svg:d="M8827 10652h-4361v1778">
          <text:p text:style-name="P2"><text:span text:style-name="T9">Lacre Violado</text:span></text:p>
        </draw:connector>
        <draw:connector draw:style-name="gr15" draw:text-style-name="P10" draw:layer="layout" svg:x1="12.764cm" svg:y1="10.652cm" svg:x2="16.914cm" svg:y2="12.458cm" draw:start-shape="id29" draw:start-glue-point="7" draw:end-shape="id31" draw:end-glue-point="4" svg:d="M12764 10652h4150v1806">
          <text:p text:style-name="P2"><text:span text:style-name="T9">Lacre </text:span><text:span text:style-name="T10">Não</text:span><text:span text:style-name="T9"> Violado</text:span></text:p>
        </draw:connector>
        <draw:connector draw:style-name="gr13" draw:text-style-name="P2" draw:layer="layout" draw:type="lines" svg:x1="10.795cm" svg:y1="7.658cm" svg:x2="10.796cm" svg:y2="9.128cm" draw:start-shape="id28" draw:start-glue-point="6" draw:end-shape="id29" draw:end-glue-point="4" svg:d="M10795 7658v628l1 341v501">
          <text:p/>
        </draw:connector>
        <draw:connector draw:style-name="gr13" draw:text-style-name="P2" draw:layer="layout" svg:x1="16.913cm" svg:y1="16.473cm" svg:x2="13.208cm" svg:y2="20.675cm" draw:start-shape="id32" draw:start-glue-point="6" draw:end-shape="id33" draw:end-glue-point="7" svg:d="M16913 16473v4202h-3705">
          <text:p/>
        </draw:connector>
        <draw:custom-shape draw:style-name="gr17" draw:text-style-name="P10" xml:id="id31" draw:id="id31" draw:layer="layout" svg:width="5.08cm" svg:height="1.016cm" svg:x="14.374cm" svg:y="12.458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6.914cm" svg:y1="13.474cm" svg:x2="16.913cm" svg:y2="15.457cm" draw:start-shape="id31" draw:start-glue-point="6" draw:end-shape="id32" draw:end-glue-point="4" svg:d="M16914 13474l-1 1983">
          <text:p/>
        </draw:connector>
        <draw:custom-shape draw:style-name="gr12" draw:text-style-name="P10" xml:id="id30" draw:id="id30" draw:layer="layout" svg:width="3.937cm" svg:height="3.048cm" svg:x="2.497cm" svg:y="12.43cm">
          <text:p text:style-name="P2"><text:span text:style-name="T10">Verificação</text:span></text:p>
          <text:p text:style-name="P2"><text:span text:style-name="T10">De</text:span></text:p>
          <text:p text:style-name="P2"><text:span text:style-name="T10">Ite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0" xml:id="id34" draw:id="id34" draw:layer="layout" svg:width="4.953cm" svg:height="1.016cm" svg:x="1.97cm" svg:y="17.256cm">
          <text:p text:style-name="P2"><text:span text:style-name="T10">Resolução</text:span><text:span text:style-name="T9"> de Ven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10" draw:layer="layout" svg:x1="6.434cm" svg:y1="13.954cm" svg:x2="14.373cm" svg:y2="15.965cm" draw:start-shape="id30" draw:start-glue-point="7" draw:end-shape="id32" svg:d="M6434 13954h3970v2011h3969">
          <text:p text:style-name="P2"><text:span text:style-name="T9">OK</text:span></text:p>
        </draw:connector>
        <draw:connector draw:style-name="gr24" draw:text-style-name="P10" draw:layer="layout" draw:type="line" svg:x1="4.466cm" svg:y1="15.478cm" svg:x2="4.447cm" svg:y2="17.256cm" draw:start-shape="id30" draw:start-glue-point="6" draw:end-shape="id34" draw:end-glue-point="4" svg:d="M4466 15478l-19 1778">
          <text:p text:style-name="P2"><text:span text:style-name="T10">Não</text:span><text:span text:style-name="T9"> Ok</text:span></text:p>
        </draw:connector>
      </draw:page>
      <draw:page draw:name="page4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2" draw:text-style-name="P3" draw:layer="layout" svg:width="7.102cm" svg:height="0.882cm" svg:x="7.244cm" svg:y="1.689cm">
          <draw:text-box>
            <text:p text:style-name="P2"><text:span text:style-name="T4">Pedido Retornado &gt; 24hrs</text:span></text:p>
          </draw:text-box>
        </draw:frame>
        <draw:custom-shape draw:style-name="gr4" draw:text-style-name="P4" xml:id="id35" draw:id="id35" draw:layer="layout" svg:width="6.397cm" svg:height="1.108cm" svg:x="7.597cm" svg:y="3.067cm">
          <text:p text:style-name="P2"><text:span text:style-name="T6">Negociação</text:span><text:span text:style-name="T5"> De Retor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0" xml:id="id36" draw:id="id36" draw:layer="layout" svg:width="3.937cm" svg:height="3.048cm" svg:x="8.827cm" svg:y="6.128cm">
          <text:p text:style-name="P2"><text:span text:style-name="T10">Supervisão</text:span></text:p>
          <text:p text:style-name="P2"><text:span text:style-name="T10">De</text:span></text:p>
          <text:p text:style-name="P2"><text:span text:style-name="T10">Venda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2" draw:layer="layout" draw:type="line" svg:x1="10.796cm" svg:y1="4.175cm" svg:x2="10.796cm" svg:y2="6.128cm" draw:start-shape="id35" draw:start-glue-point="6" draw:end-shape="id36" draw:end-glue-point="4" svg:d="M10796 4175v1953">
          <text:p/>
        </draw:connector>
        <draw:connector draw:style-name="gr15" draw:text-style-name="P10" draw:layer="layout" draw:line-skew="-3.69cm" svg:x1="8.827cm" svg:y1="7.652cm" svg:x2="8.255cm" svg:y2="10.649cm" draw:start-shape="id36" draw:start-glue-point="5" draw:end-shape="id37" draw:end-glue-point="5" svg:d="M8827 7652h-4763v2997h4191">
          <text:p text:style-name="P2"><text:span text:style-name="T9">Retorno Autorizado</text:span></text:p>
        </draw:connector>
        <draw:connector draw:style-name="gr15" draw:text-style-name="P10" draw:layer="layout" svg:x1="12.764cm" svg:y1="7.652cm" svg:x2="18.183cm" svg:y2="10.017cm" draw:start-shape="id36" draw:start-glue-point="7" draw:end-shape="id38" draw:end-glue-point="4" svg:d="M12764 7652h5419v2365">
          <text:p text:style-name="P2"><text:span text:style-name="T9">Retorno </text:span><text:span text:style-name="T10">Não</text:span><text:span text:style-name="T9"> Autorizado</text:span></text:p>
        </draw:connector>
        <draw:custom-shape draw:style-name="gr18" draw:text-style-name="P10" xml:id="id42" draw:id="id42" draw:layer="layout" svg:width="6.239cm" svg:height="1.27cm" svg:x="7.676cm" svg:y="20.304cm">
          <text:p text:style-name="P2"><text:span text:style-name="T5">Entrada NF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0" xml:id="id40" draw:id="id40" draw:layer="layout" svg:width="5.08cm" svg:height="1.016cm" svg:x="8.255cm" svg:y="15.9cm">
          <text:p text:style-name="P2"><text:span text:style-name="T9">Verificao De Volu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9" draw:id="id39" draw:layer="layout" svg:width="5.08cm" svg:height="1.016cm" svg:x="8.255cm" svg:y="13.981cm">
          <text:p text:style-name="P2"><text:span text:style-name="T10">Inspe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41" draw:id="id41" draw:layer="layout" svg:width="5.08cm" svg:height="1.016cm" svg:x="8.255cm" svg:y="17.801cm">
          <text:p text:style-name="P2"><text:span text:style-name="T9">Verificao De 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" draw:layer="layout" draw:type="line" svg:x1="10.795cm" svg:y1="14.997cm" svg:x2="10.795cm" svg:y2="15.9cm" draw:start-shape="id39" draw:start-glue-point="6" draw:end-shape="id40" draw:end-glue-point="4" svg:d="M10795 14997v903">
          <text:p/>
        </draw:connector>
        <draw:connector draw:style-name="gr13" draw:text-style-name="P2" draw:layer="layout" draw:type="line" svg:x1="10.795cm" svg:y1="16.916cm" svg:x2="10.795cm" svg:y2="17.801cm" draw:start-shape="id40" draw:start-glue-point="6" draw:end-shape="id41" draw:end-glue-point="4" svg:d="M10795 16916v885">
          <text:p/>
        </draw:connector>
        <draw:connector draw:style-name="gr13" draw:text-style-name="P2" draw:layer="layout" draw:type="line" svg:x1="10.795cm" svg:y1="18.817cm" svg:x2="10.795cm" svg:y2="20.304cm" draw:start-shape="id41" draw:start-glue-point="6" draw:end-shape="id42" draw:end-glue-point="4" svg:d="M10795 18817v1487">
          <text:p/>
        </draw:connector>
        <draw:custom-shape draw:style-name="gr17" draw:text-style-name="P10" xml:id="id37" draw:id="id37" draw:layer="layout" svg:width="5.08cm" svg:height="1.016cm" svg:x="8.255cm" svg:y="10.141cm">
          <text:p text:style-name="P2"><text:span text:style-name="T10">Solicitação de Col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5.08cm" svg:height="1.016cm" svg:x="8.255cm" svg:y="12.076cm">
          <text:p text:style-name="P2"><text:span text:style-name="T10">Chegada ao Deposi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38" draw:id="id38" draw:layer="layout" svg:width="4.064cm" svg:height="1.016cm" svg:x="16.151cm" svg:y="10.017cm">
          <text:p text:style-name="P2"><text:span text:style-name="T10">Vendedor Inform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9.777cm" svg:height="0.882cm" svg:x="5.907cm" svg:y="1cm">
          <draw:text-box>
            <text:p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text-style-name="P11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25" draw:text-style-name="P3" draw:layer="layout" svg:width="5.019cm" svg:height="0.882cm" svg:x="8.318cm" svg:y="1.689cm">
          <draw:text-box>
            <text:p text:style-name="P2"><text:span text:style-name="T4">Pedido Denegado</text:span></text:p>
          </draw:text-box>
        </draw:frame>
        <draw:custom-shape draw:style-name="gr4" draw:text-style-name="P4" xml:id="id43" draw:id="id43" draw:layer="layout" svg:width="5.207cm" svg:height="1.108cm" svg:x="8.192cm" svg:y="2.967cm">
          <text:p text:style-name="P2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xml:id="id44" draw:id="id44" draw:layer="layout" svg:width="2.286cm" svg:height="1.651cm" svg:x="3.542cm" svg:y="5.215cm">
          <text:p text:style-name="P2"><text:span text:style-name="T6">Impressão</text:span></text:p>
          <text:p text:style-name="P2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xml:id="id45" draw:id="id45" draw:layer="layout" svg:width="2.921cm" svg:height="1.651cm" svg:x="14.335cm" svg:y="7.985cm">
          <text:p text:style-name="P2"><text:span text:style-name="T6">Impressão</text:span></text:p>
          <text:p text:style-name="P2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5" draw:layer="layout" svg:x1="8.192cm" svg:y1="3.521cm" svg:x2="4.685cm" svg:y2="5.215cm" draw:start-shape="id43" draw:start-glue-point="5" draw:end-shape="id44" draw:end-glue-point="4" svg:d="M8192 3521h-3507v1694">
          <text:p/>
        </draw:connector>
        <draw:connector draw:style-name="gr6" draw:text-style-name="P5" draw:layer="layout" draw:line-skew="0.558cm" svg:x1="10.796cm" svg:y1="4.075cm" svg:x2="15.795cm" svg:y2="7.985cm" draw:start-shape="id43" draw:start-glue-point="6" draw:end-shape="id45" svg:d="M10796 4075v2513h4999v1397">
          <text:p/>
        </draw:connector>
        <draw:custom-shape draw:style-name="gr7" draw:text-style-name="P4" xml:id="id46" draw:id="id46" draw:layer="layout" svg:width="5.055cm" svg:height="0.889cm" svg:x="8.268cm" svg:y="7.344cm">
          <text:p text:style-name="P2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svg:x1="4.685cm" svg:y1="6.769cm" svg:x2="8.268cm" svg:y2="7.788cm" draw:start-shape="id44" draw:start-glue-point="6" draw:end-shape="id46" svg:d="M4685 6769v1019h3583">
          <text:p/>
        </draw:connector>
        <draw:custom-shape draw:style-name="gr8" draw:text-style-name="P4" xml:id="id47" draw:id="id47" draw:layer="layout" svg:width="4.064cm" svg:height="3.002cm" svg:x="8.763cm" svg:y="9.684cm">
          <text:p text:style-name="P2"><text:span text:style-name="T5">Checagem</text:span></text:p>
          <text:p text:style-name="P2"><text:span text:style-name="T5">de</text:span></text:p>
          <text:p text:style-name="P2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796cm" svg:y1="8.233cm" svg:x2="10.795cm" svg:y2="9.684cm" draw:start-shape="id46" draw:start-glue-point="6" draw:end-shape="id47" draw:end-glue-point="4" svg:d="M10796 8233v725h-1v726">
          <text:p/>
        </draw:connector>
        <draw:custom-shape draw:style-name="gr7" draw:text-style-name="P4" xml:id="id48" draw:id="id48" draw:layer="layout" svg:width="4.572cm" svg:height="1.143cm" svg:x="4.81cm" svg:y="12.667cm">
          <text:p text:style-name="P2"><text:span text:style-name="T5">Embalagem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8.763cm" svg:y1="11.185cm" svg:x2="7.096cm" svg:y2="12.667cm" draw:start-shape="id47" draw:start-glue-point="5" draw:end-shape="id48" draw:end-glue-point="4" svg:d="M8763 11185h-1667v1482">
          <text:p text:style-name="P6"><text:span text:style-name="T7">Ok</text:span></text:p>
        </draw:connector>
        <draw:custom-shape draw:style-name="gr7" draw:text-style-name="P4" xml:id="id49" draw:id="id49" draw:layer="layout" svg:width="4.572cm" svg:height="1.143cm" svg:x="13.711cm" svg:y="12.667cm">
          <text:p text:style-name="P2"><text:span text:style-name="T6">Correção</text:span><text:span text:style-name="T5"> de </text:span><text:span text:style-name="T6">Ite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2.827cm" svg:y1="11.185cm" svg:x2="15.997cm" svg:y2="12.667cm" draw:start-shape="id47" draw:start-glue-point="7" draw:end-shape="id49" draw:end-glue-point="4" svg:d="M12827 11185h3170v1482">
          <text:p text:style-name="P8"><text:span text:style-name="T8">Não</text:span><text:span text:style-name="T7"> Ok</text:span></text:p>
        </draw:connector>
        <draw:connector draw:style-name="gr11" draw:text-style-name="P5" draw:layer="layout" svg:x1="13.711cm" svg:y1="13.239cm" svg:x2="9.382cm" svg:y2="13.239cm" draw:start-shape="id49" draw:start-glue-point="5" draw:end-shape="id48" draw:end-glue-point="7" svg:d="M13711 13239h-4329">
          <text:p/>
        </draw:connector>
        <draw:custom-shape draw:style-name="gr5" draw:text-style-name="P4" xml:id="id50" draw:id="id50" draw:layer="layout" svg:width="8.509cm" svg:height="3.556cm" svg:x="9.801cm" svg:y="15.21cm">
          <text:p text:style-name="P2"><text:span text:style-name="T6">Emissão</text:span><text:span text:style-name="T5"> de NF Sefaz/Interna</text:span></text:p>
          <text:p text:style-name="P2"><text:span text:style-name="T6">Validação</text:span><text:span text:style-name="T5"> de NF Sefaz</text:span></text:p>
          <text:p text:style-name="P2"><text:span text:style-name="T5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5" draw:layer="layout" svg:x1="7.096cm" svg:y1="13.81cm" svg:x2="14.055cm" svg:y2="15.21cm" draw:start-shape="id48" draw:start-glue-point="6" draw:end-shape="id50" svg:d="M7096 13810v700h6959v700">
          <text:p/>
        </draw:connector>
        <draw:custom-shape draw:style-name="gr17" draw:text-style-name="P10" xml:id="id57" draw:id="id57" draw:layer="layout" svg:width="5.834cm" svg:height="1.016cm" svg:x="13.835cm" svg:y="20.812cm">
          <text:p text:style-name="P2"><text:span text:style-name="T9">Deposito – Localizar Produ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0" xml:id="id58" draw:id="id58" draw:layer="layout" svg:width="4.067cm" svg:height="1.143cm" svg:x="14.686cm" svg:y="23.86cm">
          <text:p text:style-name="P2"><text:span text:style-name="T9">Volta a </text:span><text:span text:style-name="T10">Prateleira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0" xml:id="id51" draw:id="id51" draw:layer="layout" svg:width="2.794cm" svg:height="1.143cm" svg:x="17.256cm" svg:y="4.367cm">
          <text:p text:style-name="P2"><text:span text:style-name="T10">Cobrança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" draw:text-style-name="P10" draw:layer="layout" svg:x1="13.399cm" svg:y1="3.521cm" svg:x2="18.653cm" svg:y2="4.367cm" draw:start-shape="id43" draw:start-glue-point="7" draw:end-shape="id51" draw:end-glue-point="4" svg:d="M13399 3521h5254v846">
          <text:p text:style-name="P2"><text:span text:style-name="T9">Bloqueado</text:span></text:p>
        </draw:connector>
        <draw:connector draw:style-name="gr20" draw:text-style-name="P10" draw:layer="layout" draw:line-skew="0cm -1.882cm" svg:x1="18.653cm" svg:y1="5.51cm" svg:x2="13.399cm" svg:y2="3.521cm" draw:start-shape="id51" draw:start-glue-point="6" draw:end-shape="id43" draw:end-glue-point="7" svg:d="M18653 5510v501h-5207v-2490h-47">
          <text:p text:style-name="P2"><text:span text:style-name="T9">Liberado</text:span></text:p>
        </draw:connector>
        <draw:connector draw:style-name="gr13" draw:text-style-name="P2" draw:layer="layout" draw:type="line" svg:x1="14.335cm" svg:y1="8.811cm" svg:x2="10.795cm" svg:y2="9.684cm" draw:start-shape="id45" draw:start-glue-point="5" draw:end-shape="id47" draw:end-glue-point="4" svg:d="M14335 8811l-3540 873">
          <text:p/>
        </draw:connector>
        <draw:custom-shape draw:style-name="gr14" draw:text-style-name="P10" xml:id="id52" draw:id="id52" draw:layer="layout" svg:width="4.699cm" svg:height="2.667cm" svg:x="1.943cm" svg:y="15.64cm">
          <text:p text:style-name="P2"><text:span text:style-name="T9">Arquivamento</text:span></text:p>
          <text:p text:style-name="P2"><text:span text:style-name="T9">Pedido + Protocolo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5" draw:text-style-name="P10" draw:layer="layout" draw:type="line" svg:x1="9.801cm" svg:y1="16.988cm" svg:x2="6.642cm" svg:y2="16.974cm" draw:start-shape="id50" draw:start-glue-point="5" draw:end-shape="id52" draw:end-glue-point="7" svg:d="M9801 16988l-3159-14">
          <text:p text:style-name="P2"><text:span text:style-name="T9">Denegado</text:span></text:p>
        </draw:connector>
        <draw:custom-shape draw:style-name="gr12" draw:text-style-name="P10" xml:id="id56" draw:id="id56" draw:layer="layout" svg:width="2.801cm" svg:height="1.623cm" svg:x="4.622cm" svg:y="20.615cm">
          <text:p text:style-name="P2"><text:span text:style-name="T9">Pagament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0" xml:id="id53" draw:id="id53" draw:layer="layout" svg:width="2.925cm" svg:height="1.258cm" svg:x="1.023cm" svg:y="23.66cm">
          <text:p text:style-name="P2"><text:span text:style-name="T9">Vendedor</text:span></text:p>
          <text:p text:style-name="P2"><text:span text:style-name="T9">Estor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5" draw:id="id55" draw:layer="layout" svg:width="3.573cm" svg:height="1.24cm" svg:x="4.194cm" svg:y="25.176cm">
          <text:p text:style-name="P2"><text:span text:style-name="T10">Devolução</text:span></text:p>
          <text:p text:style-name="P2"><text:span text:style-name="T9">De Cheq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0" xml:id="id54" draw:id="id54" draw:layer="layout" svg:width="3.064cm" svg:height="1.258cm" svg:x="7.826cm" svg:y="23.66cm">
          <text:p text:style-name="P2"><text:span text:style-name="T10">Cobrança</text:span></text:p>
          <text:p text:style-name="P2"><text:span text:style-name="T10">Cancelad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2" draw:layer="layout" draw:type="line" svg:x1="4.622cm" svg:y1="21.427cm" svg:x2="2.485cm" svg:y2="23.66cm" draw:end-shape="id53" draw:end-glue-point="4" svg:d="M4622 21427l-2137 2233">
          <text:p/>
        </draw:connector>
        <draw:connector draw:style-name="gr13" draw:text-style-name="P2" draw:layer="layout" draw:type="line" svg:x1="7.423cm" svg:y1="21.427cm" svg:x2="9.358cm" svg:y2="23.66cm" draw:end-shape="id54" draw:end-glue-point="4" svg:d="M7423 21427l1935 2233">
          <text:p/>
        </draw:connector>
        <draw:connector draw:style-name="gr13" draw:text-style-name="P2" draw:layer="layout" draw:type="line" svg:x1="6.022cm" svg:y1="22.238cm" svg:x2="5.98cm" svg:y2="25.176cm" draw:end-shape="id55" draw:end-glue-point="0" svg:d="M6022 22238l-42 2938">
          <text:p/>
        </draw:connector>
        <draw:connector draw:style-name="gr26" draw:text-style-name="P10" draw:layer="layout" draw:type="line" svg:x1="14.056cm" svg:y1="18.485cm" svg:x2="6.022cm" svg:y2="20.615cm" draw:start-shape="id50" draw:start-glue-point="6" draw:end-shape="id56" draw:end-glue-point="4" svg:d="M14056 18485l-8034 2130">
          <text:p text:style-name="P10"><text:span text:style-name="T9">Denegado</text:span></text:p>
        </draw:connector>
        <draw:connector draw:style-name="gr27" draw:text-style-name="P10" draw:layer="layout" draw:type="line" svg:x1="14.056cm" svg:y1="18.485cm" svg:x2="16.752cm" svg:y2="20.812cm" draw:start-shape="id50" draw:start-glue-point="6" draw:end-shape="id57" draw:end-glue-point="4" svg:d="M14056 18485l2696 2327">
          <text:p text:style-name="P2"><text:span text:style-name="T9">Denegado</text:span></text:p>
        </draw:connector>
        <draw:connector draw:style-name="gr13" draw:text-style-name="P2" draw:layer="layout" draw:type="line" svg:x1="16.752cm" svg:y1="21.828cm" svg:x2="16.72cm" svg:y2="23.86cm" draw:start-shape="id57" draw:start-glue-point="6" draw:end-shape="id58" draw:end-glue-point="4" svg:d="M16752 21828l-32 2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textarea-horizontal-align="center" draw:textarea-vertical-align="top" draw:fit-to-size="false" fo:padding-top="0.051cm" fo:padding-bottom="0cm" fo:padding-left="0.051cm" fo:padding-right="0.05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5-21T15:25:45</meta:creation-date>
    <dc:date>2019-06-03T16:30:21</dc:date>
    <dc:creator>J. Marcelo Martins</dc:creator>
    <meta:editing-duration>P1DT42M46S</meta:editing-duration>
    <meta:editing-cycles>26</meta:editing-cycles>
    <meta:generator>OpenOffice/4.1.1$Unix OpenOffice.org_project/411m6$Build-9775</meta:generator>
    <meta:document-statistic meta:object-count="134"/>
  </office:meta>
</office:document-meta>
</file>